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2.675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width="0.025cm" svg:stroke-color="#000000" draw:marker-start-width="0.266cm" draw:marker-end="Symmetric_20_Arrow" draw:marker-end-width="0.19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6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7" style:family="graphic" style:parent-style-name="objectwithoutfill">
      <style:graphic-properties svg:stroke-width="0.051cm" svg:stroke-color="#ce181e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25cm" svg:stroke-color="#000000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3465a4" draw:fill-color="#dddddd" draw:textarea-horizontal-align="justify" draw:textarea-vertical-align="middle" draw:auto-grow-height="false" fo:min-height="0cm" fo:min-width="5.469cm"/>
    </style:style>
    <style:style style:name="gr10" style:family="graphic" style:parent-style-name="objectwithoutfill">
      <style:graphic-properties svg:stroke-width="0.051cm" svg:stroke-color="#009353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381cm" svg:x="4.302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381cm" draw:transform="rotate (0.825366203268118) translate (10.51cm 7.9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424cm" svg:height="0.47cm" svg:x="8.156cm" svg:y="6.3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24cm" svg:height="0.47cm" svg:x="5.356cm" svg:y="4.4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path draw:style-name="gr3" draw:text-style-name="P3" draw:layer="layout" svg:width="0.509cm" svg:height="0.689cm" draw:transform="rotate (1.5707963267949) translate (5.517cm 6.971cm)" svg:viewBox="0 0 510 690" svg:d="M0 688c80 0 160 4 238 0 111-7 166-116 230-186 57-61 39-154 40-232 0-98-83-167-151-224l-79-38-79-8h-56">
          <text:p/>
        </draw:path>
        <draw:frame draw:style-name="gr2" draw:text-style-name="P2" draw:layer="layout" svg:width="0.513cm" svg:height="0.47cm" svg:x="5.256cm" svg:y="6.0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3" draw:layer="layout" svg:x1="5.826cm" svg:y1="1.762cm" svg:x2="5.826cm" svg:y2="8.493cm">
          <text:p/>
        </draw:line>
        <draw:line draw:style-name="gr4" draw:text-style-name="P3" draw:layer="layout" svg:x1="3.54cm" svg:y1="6.868cm" svg:x2="15.224cm" svg:y2="6.868cm">
          <text:p/>
        </draw:line>
        <draw:line draw:style-name="gr4" draw:text-style-name="P3" draw:layer="layout" svg:x1="11.789cm" svg:y1="8.62cm" svg:x2="11.789cm" svg:y2="6.588cm">
          <text:p/>
        </draw:line>
        <draw:line draw:style-name="gr5" draw:text-style-name="P3" draw:layer="layout" svg:x1="5.826cm" svg:y1="8.239cm" svg:x2="11.795cm" svg:y2="8.239cm">
          <text:p/>
        </draw:line>
        <draw:frame draw:style-name="gr2" draw:text-style-name="P2" draw:layer="layout" svg:width="0.492cm" svg:height="0.47cm" svg:x="8.056cm" svg:y="7.7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3" draw:layer="layout" svg:x1="14.081cm" svg:y1="4.37cm" svg:x2="11.649cm" svg:y2="6.996cm">
          <text:p/>
        </draw:line>
        <draw:frame draw:style-name="gr6" draw:text-style-name="P2" draw:layer="layout" svg:width="0.487cm" svg:height="0.242cm" svg:x="13.627cm" svg:y="5.9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7" draw:text-style-name="P3" draw:layer="layout" svg:x1="5.814cm" svg:y1="6.869cm" svg:x2="5.826cm" svg:y2="4.302cm">
          <text:p/>
        </draw:line>
        <draw:line draw:style-name="gr4" draw:text-style-name="P3" draw:layer="layout" svg:x1="5.699cm" svg:y1="1.762cm" svg:x2="12.43cm" svg:y2="7.37cm">
          <text:p/>
        </draw:line>
        <draw:path draw:style-name="gr8" draw:text-style-name="P3" draw:layer="layout" svg:width="1.48cm" svg:height="0.582cm" draw:transform="rotate (1.69523830246209) translate (13.248795630204cm 6.91432662546992cm)" svg:viewBox="0 0 1481 583" svg:d="M0 583c1024 0 1481-583 1481-583">
          <text:p/>
        </draw:path>
        <draw:line draw:style-name="gr5" draw:text-style-name="P3" draw:layer="layout" svg:x1="3.994cm" svg:y1="6.855cm" svg:x2="3.994cm" svg:y2="1.902cm">
          <text:p/>
        </draw:line>
        <draw:line draw:style-name="gr4" draw:text-style-name="P3" draw:layer="layout" svg:x1="3.592cm" svg:y1="1.863cm" svg:x2="6.259cm" svg:y2="1.863cm">
          <text:p/>
        </draw:line>
        <draw:frame draw:style-name="gr2" draw:text-style-name="P2" draw:layer="layout" svg:width="0.492cm" svg:height="0.47cm" svg:x="3.956cm" svg:y="3.7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9" draw:text-style-name="P4" draw:layer="layout" svg:width="5.969cm" svg:height="0.127cm" svg:x="5.826cm" svg:y="6.823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826cm" svg:y1="6.869cm" svg:x2="9.001cm" svg:y2="6.8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19-09-05T13:40:06.802281250</dc:date>
    <meta:editing-duration>PT7M21S</meta:editing-duration>
    <meta:editing-cycles>3</meta:editing-cycles>
    <meta:generator>LibreOffice/6.0.7.3$Linux_X86_64 LibreOffice_project/00m0$Build-3</meta:generator>
    <meta:document-statistic meta:object-count="21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α</mi>
    <annotation encoding="StarMath 5.0">%alpha
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